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cm" draw:marker-start-width="0.05cm" draw:marker-end-width="0.05cm" draw:fill="solid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3" style:family="graphic" style:parent-style-name="standard">
      <style:graphic-properties svg:stroke-width="0.1cm" svg:stroke-color="#00000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7.03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.5cm" svg:y="16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5cm" svg:y1="16.3cm" svg:x2="14cm" svg:y2="16.3cm">
          <text:p/>
        </draw:line>
        <draw:line draw:style-name="gr4" draw:text-style-name="P1" draw:layer="layout" svg:x1="17.8cm" svg:y1="19.7cm" svg:x2="17.8cm" svg:y2="21.2cm">
          <text:p/>
        </draw:line>
        <draw:custom-shape draw:style-name="gr2" draw:text-style-name="P1" draw:layer="layout" svg:width="6.728cm" svg:height="2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0.776cm" svg:x="12cm" svg:y="22.7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73cm" svg:height="1.264cm" svg:x="17.227cm" svg:y="21.4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7cm" svg:y1="21cm" svg:x2="10.7cm" svg:y2="22.5cm">
          <text:p/>
        </draw:line>
        <draw:custom-shape draw:style-name="gr2" draw:text-style-name="P1" draw:layer="layout" svg:width="0.773cm" svg:height="2.44cm" svg:x="17.228cm" svg:y="16.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35%" draw:angle="300" draw:border="3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17:46:39.85</meta:creation-date>
    <dc:date>2010-03-25T23:09:29.85</dc:date>
    <dc:creator>Anatole Tresch</dc:creator>
    <meta:editing-duration>PT01H13M55S</meta:editing-duration>
    <meta:editing-cycles>11</meta:editing-cycles>
    <meta:generator>OpenOffice.org/3.1$Win32 OpenOffice.org_project/310m19$Build-9420</meta:generator>
    <meta:document-statistic meta:object-count="9"/>
  </office:meta>
</office:document-meta>
</file>